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draw:marker-end="Arrow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path draw:style-name="gr1" draw:text-style-name="P1" draw:layer="layout" svg:width="18.684cm" svg:height="4.804cm" draw:transform="skewX (-0.00157079632679489) rotate (0.237888377046827) translate (1.3825339709061cm 7.53525158681678cm)" svg:viewBox="0 0 18685 4805" svg:d="M0 1142c10539-3964 18685 3663 18685 3663">
          <text:p/>
        </draw:path>
        <draw:g>
          <svg:title>TexMaths</svg:title>
          <svg:desc>28§display§p§svg§600§FALSE§</svg:desc>
          <draw:polygon draw:style-name="gr2" draw:text-style-name="P2" draw:layer="layout" svg:width="0.692cm" svg:height="0.878cm" svg:x="4.695cm" svg:y="7.684cm" svg:viewBox="0 0 693 879" draw:points="347,879 0,879 0,0 693,0 693,879">
            <text:p/>
          </draw:polygon>
          <draw:path draw:style-name="gr3" draw:text-style-name="P3" draw:layer="layout" svg:width="0.856cm" svg:height="1.041cm" svg:x="4.613cm" svg:y="7.602cm" svg:viewBox="0 0 857 1042" svg:d="M127 927c-15 56-15 67-90 67-18 0-37 0-37 30 0 15 7 18 22 18 45 0 90-3 138-3 52 0 108 3 161 3 11 0 29 0 29-29 0-19-15-19-37-19-82 0-82-11-82-26 0-22 67-287 78-328 23 45 67 105 153 105 190 0 395-242 395-481 0-156-93-264-216-264-82 0-164 60-216 123-19-89-90-123-149-123-75 0-108 63-123 93-26 56-49 156-49 160 0 15 15 15 19 15 19 0 19 0 30-37 26-116 59-194 119-194 26 0 49 11 49 75 0 37-4 56-12 82zM417 212c12-44 56-89 86-115 56-49 105-60 131-60 67 0 108 56 108 153s-56 287-86 350c-56 112-134 167-194 167-112 0-130-137-130-145 0-4 0-7 3-26z">
            <text:p/>
          </draw:path>
        </draw:g>
        <draw:g>
          <svg:title>TexMaths</svg:title>
          <svg:desc>28§display§p^\prime§svg§600§FALSE§</svg:desc>
          <draw:polygon draw:style-name="gr2" draw:text-style-name="P2" draw:layer="layout" svg:width="1.057cm" svg:height="1.47cm" svg:x="15.689cm" svg:y="7.039cm" svg:viewBox="0 0 1058 1471" draw:points="529,1471 0,1471 0,0 1058,0 1058,1471">
            <text:p/>
          </draw:polygon>
          <draw:path draw:style-name="gr3" draw:text-style-name="P3" draw:layer="layout" svg:width="0.856cm" svg:height="1.041cm" svg:x="15.607cm" svg:y="7.549cm" svg:viewBox="0 0 857 1042" svg:d="M127 927c-15 56-15 67-90 67-18 0-37 0-37 30 0 15 7 18 22 18 45 0 90-3 138-3 52 0 108 3 160 3 12 0 30 0 30-29 0-19-15-19-37-19-82 0-82-11-82-26 0-22 67-287 78-328 23 45 67 105 153 105 190 0 395-242 395-481 0-156-93-264-216-264-82 0-164 60-216 123-19-89-90-123-149-123-75 0-108 63-123 93-26 56-49 156-49 160 0 15 15 15 19 15 19 0 19 0 30-37 26-116 59-194 119-194 26 0 48 11 48 75 0 37-3 56-11 82zM417 212c11-44 56-89 86-115 56-49 104-60 130-60 67 0 108 56 108 153s-56 287-85 350c-56 112-134 167-194 167-112 0-130-137-130-145 0-4 0-7 3-26z">
            <text:p/>
          </draw:path>
          <draw:path draw:style-name="gr3" draw:text-style-name="P3" draw:layer="layout" svg:width="0.29cm" svg:height="0.595cm" svg:x="16.538cm" svg:y="6.957cm" svg:viewBox="0 0 291 596" svg:d="M279 101c12-19 12-30 12-38 0-37-34-63-67-63-45 0-60 37-64 56l-153 499c-3 0-7 15-7 15 0 15 37 26 45 26 7 0 11 0 18-19z">
            <text:p/>
          </draw:path>
        </draw:g>
        <draw:path draw:style-name="gr4" draw:text-style-name="P1" draw:layer="layout" svg:width="8.212cm" svg:height="5.979cm" draw:transform="skewX (-0.000698131700797747) rotate (-0.588001424996891) translate (8.34988323805762cm 4.08893630239602cm)" svg:viewBox="0 0 8213 5980" svg:d="M0 5980c4572-2 8213-5980 8213-5980">
          <text:p/>
        </draw:path>
        <draw:g>
          <svg:title>TexMaths</svg:title>
          <svg:desc>28§display§\gamma_t(p)§svg§600§FALSE§</svg:desc>
          <draw:polygon draw:style-name="gr2" draw:text-style-name="P2" draw:layer="layout" svg:width="3.197cm" svg:height="1.474cm" svg:x="8.944cm" svg:y="10.888cm" svg:viewBox="0 0 3198 1475" draw:points="1599,1475 0,1475 0,0 3198,0 3198,1475">
            <text:p/>
          </draw:polygon>
          <draw:path draw:style-name="gr3" draw:text-style-name="P3" draw:layer="layout" svg:width="0.864cm" svg:height="1.08cm" svg:x="8.891cm" svg:y="11.309cm" svg:viewBox="0 0 865 1081" svg:d="M37 309c64-190 243-190 261-190 250 0 269 287 269 418 0 100-8 126-23 160-33 119-82 309-82 354 0 18 8 30 19 30 22 0 37-38 52-101 41-138 56-231 63-283 4-19 4-41 12-64 52-160 160-406 223-536 11-19 34-56 34-63 0-15-19-15-23-15-3 0-14 0-18 11-86 156-153 320-216 484-4-48-4-175-67-335-41-97-109-179-220-179-205 0-321 250-321 302 0 15 15 15 30 15z">
            <text:p/>
          </draw:path>
          <draw:path draw:style-name="gr3" draw:text-style-name="P3" draw:layer="layout" svg:width="0.39cm" svg:height="0.729cm" svg:x="9.756cm" svg:y="11.563cm" svg:viewBox="0 0 391 730" svg:d="M235 265h119c23 0 37 0 37-27 0-14-14-14-33-14h-112l45-172c0-4 3-11 3-15 0-22-18-37-41-37-29 0-44 19-55 48-8 30 7-26-41 176h-120c-22 0-37 0-37 26 0 15 15 15 34 15h111l-70 272c-4 29-15 70-15 85 0 67 56 108 123 108 130 0 201-160 201-175s-15-15-19-15c-15 0-15 4-22 23-34 70-93 137-157 137-26 0-41-14-41-59 0-11 4-34 8-45z">
            <text:p/>
          </draw:path>
          <draw:path draw:style-name="gr3" draw:text-style-name="P3" draw:layer="layout" svg:width="0.383cm" svg:height="1.638cm" svg:x="10.45cm" svg:y="10.806cm" svg:viewBox="0 0 384 1639" svg:d="M384 1624c0-3 0-7-30-37-205-205-257-514-257-767 0-283 63-570 265-775 22-19 22-23 22-30 0-11-7-15-19-15-15 0-164 112-261 320-85 179-104 362-104 500 0 130 19 328 108 514 101 201 242 305 257 305 12 0 19-3 19-15z">
            <text:p/>
          </draw:path>
          <draw:path draw:style-name="gr3" draw:text-style-name="P3" draw:layer="layout" svg:width="0.856cm" svg:height="1.042cm" svg:x="10.871cm" svg:y="11.309cm" svg:viewBox="0 0 857 1043" svg:d="M127 928c-15 56-15 67-90 67-18 0-37 0-37 30 0 15 7 18 22 18 45 0 90-3 138-3 52 0 108 3 161 3 11 0 29 0 29-30 0-18-14-18-37-18-82 0-82-11-82-26 0-23 67-287 78-328 23 45 68 104 153 104 190 0 395-242 395-480 0-157-93-265-216-265-82 0-164 60-216 123-19-89-89-123-149-123-75 0-108 63-123 93-26 56-49 157-49 160 0 15 15 15 19 15 19 0 19 0 30-37 26-115 59-194 119-194 26 0 49 11 49 75 0 37-4 56-12 82zM418 212c11-44 55-89 85-115 56-49 105-60 131-60 67 0 108 56 108 153s-56 287-86 350c-56 112-134 168-194 168-112 0-130-138-130-145 0-4 0-8 4-26z">
            <text:p/>
          </draw:path>
          <draw:path draw:style-name="gr3" draw:text-style-name="P3" draw:layer="layout" svg:width="0.383cm" svg:height="1.638cm" svg:x="11.84cm" svg:y="10.806cm" svg:viewBox="0 0 384 1639" svg:d="M384 820c0-127-19-324-108-511-101-201-242-309-261-309-8 0-15 7-15 15 0 7 0 11 30 41 164 160 257 421 257 764 0 279-60 570-265 775-22 22-22 26-22 29 0 12 7 15 15 15 19 0 168-111 265-320 85-179 104-361 104-499z">
            <text:p/>
          </draw:path>
        </draw:g>
        <draw:g>
          <svg:title>TexMaths</svg:title>
          <svg:desc>28§display§\gamma_p(t)§svg§600§FALSE§</svg:desc>
          <draw:polygon draw:style-name="gr2" draw:text-style-name="P2" draw:layer="layout" svg:width="3.146cm" svg:height="1.534cm" svg:x="21.63cm" svg:y="7.088cm" svg:viewBox="0 0 3147 1535" draw:points="1573,1535 0,1535 0,0 3147,0 3147,1535">
            <text:p/>
          </draw:polygon>
          <draw:path draw:style-name="gr3" draw:text-style-name="P3" draw:layer="layout" svg:width="0.864cm" svg:height="1.08cm" svg:x="21.578cm" svg:y="7.509cm" svg:viewBox="0 0 865 1081" svg:d="M37 309c64-190 243-190 261-190 250 0 269 287 269 418 0 100-8 126-23 160-33 119-82 309-82 354 0 18 8 30 19 30 22 0 37-38 52-101 41-138 56-231 64-283 3-19 3-41 11-64 52-160 160-406 223-536 12-19 34-56 34-63 0-15-19-15-22-15-4 0-15 0-19 11-86 156-153 320-216 484-4-48-4-175-67-335-41-97-108-179-220-179-205 0-321 250-321 302 0 15 15 15 30 15z">
            <text:p/>
          </draw:path>
          <draw:path draw:style-name="gr3" draw:text-style-name="P3" draw:layer="layout" svg:width="0.644cm" svg:height="0.729cm" svg:x="22.394cm" svg:y="7.974cm" svg:viewBox="0 0 645 730" svg:d="M89 648c-11 34-11 41-59 41-15 0-30 0-30 26 0 12 11 15 15 15 30 0 71-3 101-3 37 0 82 3 119 3 11 0 26-3 26-26 0-15-19-15-30-15-26 0-59 0-59-15 0-3 11-33 14-52 15-59 30-123 41-171 15 22 53 67 120 67 141 0 298-153 298-324 0-138-93-194-175-194-71 0-131 48-164 82-19-67-82-82-120-82-44 0-70 30-89 60-22 41-41 108-41 115 0 15 15 15 19 15 14 0 18-4 26-33 18-68 37-123 82-123 33 0 41 22 41 55 0 12-4 27-4 34zM306 138c67-90 123-104 160-104 45 0 86 33 86 111 0 45-26 164-60 231-30 56-86 112-145 112-82 0-101-89-101-100 0-4 0-15 4-19z">
            <text:p/>
          </draw:path>
          <draw:path draw:style-name="gr3" draw:text-style-name="P3" draw:layer="layout" svg:width="0.383cm" svg:height="1.639cm" svg:x="23.315cm" svg:y="7.006cm" svg:viewBox="0 0 384 1640" svg:d="M384 1625c0-4 0-8-30-38-205-205-257-514-257-767 0-283 63-570 265-775 22-19 22-23 22-30 0-11-7-15-19-15-15 0-164 112-261 320-85 179-104 362-104 500 0 130 19 328 108 514 101 201 242 306 257 306 12 0 19-4 19-15z">
            <text:p/>
          </draw:path>
          <draw:path draw:style-name="gr3" draw:text-style-name="P3" draw:layer="layout" svg:width="0.506cm" svg:height="1.046cm" svg:x="23.826cm" svg:y="7.207cm" svg:viewBox="0 0 507 1047" svg:d="M302 373h157c29 0 48 0 48-34 0-19-19-19-48-19h-142c56-234 67-264 67-275 0-30-22-45-48-45-4 0-53 0-68 60l-63 260h-157c-33 0-48 0-48 30 0 23 15 23 45 23h145c-119 465-123 492-123 521 0 90 63 153 149 153 172 0 265-242 265-253 0-15-15-15-22-15-15 0-15 4-23 22-71 172-160 209-216 209-34 0-48-23-48-75 0-41 0-52 7-78z">
            <text:p/>
          </draw:path>
          <draw:path draw:style-name="gr3" draw:text-style-name="P3" draw:layer="layout" svg:width="0.383cm" svg:height="1.639cm" svg:x="24.475cm" svg:y="7.006cm" svg:viewBox="0 0 384 1640" svg:d="M384 820c0-127-19-324-108-511-101-201-242-309-261-309-8 0-15 7-15 15 0 7 0 11 30 41 164 160 257 421 257 764 0 279-60 570-265 775-22 22-22 26-22 30 0 11 7 15 15 15 19 0 168-112 265-321 85-179 104-361 104-499z">
            <text:p/>
          </draw:path>
        </draw:g>
        <draw:line draw:style-name="gr5" draw:text-style-name="P1" draw:layer="layout" svg:x1="4.613cm" svg:y1="6.956cm" svg:x2="1.653cm" svg:y2="3.155cm">
          <text:p/>
        </draw:line>
        <draw:line draw:style-name="gr5" draw:text-style-name="P1" draw:layer="layout" svg:x1="16.452cm" svg:y1="6.111cm" svg:x2="19.835cm" svg:y2="2.31cm">
          <text:p/>
        </draw:line>
        <draw:g>
          <svg:title>TexMaths</svg:title>
          <svg:desc>28§display§W_p§svg§600§FALSE§</svg:desc>
          <draw:polygon draw:style-name="gr2" draw:text-style-name="P2" draw:layer="layout" svg:width="2.024cm" svg:height="1.427cm" svg:x="0.808cm" svg:y="1.548cm" svg:viewBox="0 0 2025 1428" draw:points="1014,1428 0,1428 0,0 2025,0 2025,1428">
            <text:p/>
          </draw:polygon>
          <draw:path draw:style-name="gr3" draw:text-style-name="P3" draw:layer="layout" svg:width="1.629cm" svg:height="1.158cm" svg:x="0.815cm" svg:y="1.466cm" svg:viewBox="0 0 1630 1159" svg:d="M1417 190c41-71 78-130 183-138 15-4 30-4 30-33 0-8-8-19-19-19-41 0-86 4-127 4-56 0-115-4-171-4-8 0-30 0-30 30 0 18 15 22 26 22 37 0 93 15 93 64 0 18-7 29-18 52l-444 775-60-816c-4-30-7-75 112-75 30 0 45 0 45-33 0-19-19-19-23-19-67 0-134 4-201 4-37 0-134-4-172-4-11 0-33 0-33 34 0 18 19 18 41 18 71 0 82 8 86 41l11 127-414 723-63-831c0-23 0-60 123-60 18 0 33 0 33-33 0-19-19-19-22-19-64 0-134 4-202 4-56 0-115-4-171-4-8 0-30 0-30 30 0 22 15 22 41 22 82 0 82 15 86 60l74 1002c4 30 4 45 26 45 19 0 27-11 42-37l481-835 63 827c0 38 4 45 26 45 19 0 30-18 37-33z">
            <text:p/>
          </draw:path>
          <draw:path draw:style-name="gr3" draw:text-style-name="P3" draw:layer="layout" svg:width="0.644cm" svg:height="0.73cm" svg:x="2.273cm" svg:y="2.323cm" svg:viewBox="0 0 645 731" svg:d="M90 649c-12 33-12 41-60 41-15 0-30 0-30 26 0 11 11 15 15 15 30 0 71-4 101-4 37 0 82 4 119 4 11 0 26-4 26-27 0-14-19-14-30-14-26 0-59 0-59-15 0-4 11-34 14-53 15-59 30-123 41-171 15 22 53 67 120 67 142 0 298-153 298-324 0-138-93-194-175-194-71 0-131 48-164 82-19-67-82-82-120-82-44 0-70 30-89 60-22 41-41 108-41 115 0 15 15 15 19 15 15 0 18-4 26-33 18-68 37-123 82-123 33 0 41 22 41 55 0 12-4 27-4 34zM306 138c67-90 123-104 160-104 45 0 86 33 86 111 0 45-26 164-60 231-30 56-86 112-145 112-82 0-101-89-101-100 0-4 0-15 4-19z">
            <text:p/>
          </draw:path>
        </draw:g>
        <draw:g>
          <svg:title>TexMaths</svg:title>
          <svg:desc>28§display§W_{p^\prime}§svg§600§FALSE§</svg:desc>
          <draw:polygon draw:style-name="gr2" draw:text-style-name="P2" draw:layer="layout" svg:width="2.364cm" svg:height="1.427cm" svg:x="19.397cm" svg:y="1.034cm" svg:viewBox="0 0 2365 1428" draw:points="1182,1428 0,1428 0,0 2365,0 2365,1428">
            <text:p/>
          </draw:polygon>
          <draw:path draw:style-name="gr3" draw:text-style-name="P3" draw:layer="layout" svg:width="1.629cm" svg:height="1.158cm" svg:x="19.404cm" svg:y="0.952cm" svg:viewBox="0 0 1630 1159" svg:d="M1418 190c41-71 78-130 182-138 15-4 30-4 30-33 0-8-7-19-19-19-41 0-85 4-126 4-56 0-116-4-172-4-7 0-30 0-30 30 0 18 15 22 26 22 38 0 94 15 94 64 0 18-8 29-19 52l-444 775-60-816c-3-30-7-75 112-75 30 0 45 0 45-33 0-19-19-19-22-19-68 0-135 4-202 4-37 0-134-4-171-4-12 0-34 0-34 34 0 18 19 18 41 18 71 0 82 8 86 41l11 127-414 723-63-831c0-23 0-60 123-60 18 0 33 0 33-33 0-19-18-19-22-19-64 0-134 4-202 4-56 0-115-4-171-4-8 0-30 0-30 30 0 22 15 22 41 22 82 0 82 15 86 60l74 1002c4 30 4 45 27 45 18 0 26-11 41-37l481-835 63 827c0 38 4 45 26 45 19 0 30-18 38-33z">
            <text:p/>
          </draw:path>
          <draw:path draw:style-name="gr3" draw:text-style-name="P3" draw:layer="layout" svg:width="0.644cm" svg:height="0.73cm" svg:x="20.863cm" svg:y="1.809cm" svg:viewBox="0 0 645 731" svg:d="M90 649c-12 33-12 41-60 41-15 0-30 0-30 26 0 11 11 15 15 15 30 0 71-4 101-4 37 0 82 4 119 4 11 0 26-4 26-27 0-14-19-14-30-14-26 0-59 0-59-15 0-4 11-34 15-53 14-59 29-123 41-171 14 22 52 67 119 67 142 0 298-153 298-324 0-138-93-194-175-194-71 0-131 48-164 82-19-67-82-82-119-82-45 0-71 30-90 60-22 41-41 108-41 115 0 15 15 15 19 15 15 0 18-4 26-33 18-68 37-123 82-123 33 0 41 22 41 55 0 12-4 27-4 34zM306 138c67-90 123-104 160-104 45 0 86 33 86 111 0 45-26 164-60 231-29 56-85 112-145 112-82 0-101-89-101-100 0-4 0-15 4-19z">
            <text:p/>
          </draw:path>
          <draw:path draw:style-name="gr3" draw:text-style-name="P3" draw:layer="layout" svg:width="0.23cm" svg:height="0.428cm" svg:x="21.613cm" svg:y="1.53cm" svg:viewBox="0 0 231 429" svg:d="M224 78c0 0 7-18 7-30 0-29-26-48-52-48-34 0-45 26-48 37l-127 358c-4 11-4 11-4 15 0 11 34 19 37 19 8 0 8-4 11-12z">
            <text:p/>
          </draw:path>
        </draw:g>
        <draw:line draw:style-name="gr5" draw:text-style-name="P1" draw:layer="layout" svg:x1="4.613cm" svg:y1="6.956cm" svg:x2="7.996cm" svg:y2="3.155cm">
          <text:p/>
        </draw:line>
        <draw:g>
          <draw:polygon draw:style-name="gr2" draw:text-style-name="P2" draw:layer="layout" svg:width="6.844cm" svg:height="1.534cm" svg:x="6.231cm" svg:y="1.318cm" svg:viewBox="0 0 6845 1535" draw:points="3420,1535 0,1535 0,0 6845,0 6845,1535">
            <text:p/>
          </draw:polygon>
          <draw:path draw:style-name="gr3" draw:text-style-name="P3" draw:layer="layout" svg:width="0.383cm" svg:height="1.639cm" svg:x="6.31cm" svg:y="1.236cm" svg:viewBox="0 0 384 1640" svg:d="M384 1625c0-4 0-8-30-38-205-205-257-514-257-767 0-283 63-570 265-775 22-19 22-23 22-30 0-11-7-15-18-15-15 0-165 112-262 320-85 179-104 362-104 500 0 130 19 328 108 514 101 201 243 306 258 306 11 0 18-4 18-15z">
            <text:p/>
          </draw:path>
          <draw:path draw:style-name="gr3" draw:text-style-name="P3" draw:layer="layout" svg:width="0.864cm" svg:height="1.08cm" svg:x="6.817cm" svg:y="1.739cm" svg:viewBox="0 0 865 1081" svg:d="M37 309c64-190 243-190 261-190 250 0 269 287 269 418 0 100-7 126-22 160-34 119-82 309-82 354 0 18 7 30 18 30 23 0 37-38 52-101 41-138 56-231 64-283 4-19 4-41 11-64 52-160 160-406 224-536 11-19 33-56 33-63 0-15-18-15-22-15s-15 0-19 11c-85 156-153 320-216 484-4-48-4-175-67-335-41-97-108-179-220-179-205 0-321 250-321 302 0 15 15 15 30 15z">
            <text:p/>
          </draw:path>
          <draw:path draw:style-name="gr3" draw:text-style-name="P3" draw:layer="layout" svg:width="0.779cm" svg:height="0.059cm" svg:x="7.761cm" svg:y="2.395cm" svg:viewBox="0 0 780 60" svg:d="M735 60c15 0 45 0 45-30s-27-30-45-30h-690c-19 0-45 0-45 30s26 30 45 30z">
            <text:p/>
          </draw:path>
          <draw:path draw:style-name="gr3" draw:text-style-name="P3" draw:layer="layout" svg:width="0.391cm" svg:height="0.729cm" svg:x="8.708cm" svg:y="1.993cm" svg:viewBox="0 0 392 730" svg:d="M235 265h119c23 0 38 0 38-27 0-14-15-14-34-14h-112l45-172c0-4 4-11 4-15 0-22-19-37-41-37-30 0-45 19-56 48-8 30 7-26-41 176h-120c-22 0-37 0-37 26 0 15 15 15 34 15h111l-70 272c-4 29-15 70-15 85 0 67 56 108 123 108 130 0 201-160 201-175s-15-15-18-15c-15 0-15 4-23 23-33 70-93 138-156 138-27 0-42-15-42-60 0-11 4-34 8-45z">
            <text:p/>
          </draw:path>
          <draw:path draw:style-name="gr3" draw:text-style-name="P3" draw:layer="layout" svg:width="0.383cm" svg:height="1.639cm" svg:x="9.331cm" svg:y="1.236cm" svg:viewBox="0 0 384 1640" svg:d="M384 820c0-127-18-324-108-511-101-201-242-309-261-309-8 0-15 7-15 15 0 7 0 11 30 41 164 160 257 421 257 764 0 279-59 570-265 775-22 22-22 26-22 30 0 11 7 15 15 15 19 0 168-112 265-321 86-179 104-361 104-499z">
            <text:p/>
          </draw:path>
          <draw:path draw:style-name="gr3" draw:text-style-name="P3" draw:layer="layout" svg:width="0.469cm" svg:height="0.498cm" svg:x="9.976cm" svg:y="2.175cm" svg:viewBox="0 0 470 499" svg:d="M272 250c94-41 135-60 164-71 23-11 34-15 34-37 0-19-15-38-37-38-8 0-12 0-23 12l-156 104 15-172c3-18 0-48-34-48-15 0-37 7-37 34 0 11 7 44 7 55 0 23 11 105 11 131l-156-104c-12-8-15-12-23-12-22 0-37 19-37 38 0 22 15 29 26 33l172 75c-94 41-138 56-164 70-23 8-34 15-34 34 0 22 15 37 37 37 8 0 8 0 23-7l156-108-18 186c0 26 22 37 37 37s37-11 37-37c0-11-7-45-7-56-4-18-11-104-11-130l138 93c29 22 29 22 41 22 22 0 37-15 37-37s-15-26-26-34z">
            <text:p/>
          </draw:path>
          <draw:path draw:style-name="gr3" draw:text-style-name="P3" draw:layer="layout" svg:width="1.629cm" svg:height="1.158cm" svg:x="10.719cm" svg:y="1.344cm" svg:viewBox="0 0 1630 1159" svg:d="M1417 190c41-71 79-130 183-138 15-4 30-4 30-33 0-8-7-19-19-19-41 0-85 4-126 4-56 0-116-4-172-4-7 0-30 0-30 30 0 18 15 22 26 22 38 0 93 15 93 64 0 18-7 29-18 52l-444 775-60-816c-3-30-7-75 112-75 30 0 45 0 45-33 0-19-19-19-22-19-68 0-135 4-202 4-37 0-134-4-171-4-12 0-34 0-34 34 0 18 19 18 41 18 71 0 82 8 86 41l11 127-414 723-63-831c0-23 0-60 123-60 18 0 37 0 37-33 0-19-22-19-26-19-64 0-134 4-202 4-56 0-115-4-171-4-8 0-30 0-30 30 0 22 15 22 41 22 82 0 86 15 86 60l74 1002c4 30 4 45 27 45 22 0 26-11 41-37l481-835 63 827c0 37 4 45 26 45 19 0 30-19 38-34z">
            <text:p/>
          </draw:path>
          <draw:path draw:style-name="gr3" draw:text-style-name="P3" draw:layer="layout" svg:width="0.644cm" svg:height="0.729cm" svg:x="12.173cm" svg:y="2.205cm" svg:viewBox="0 0 645 730" svg:d="M90 648c-12 34-12 41-60 41-15 0-30 0-30 26 0 12 11 15 15 15 30 0 71-3 101-3 37 0 82 3 119 3 11 0 26-3 26-26 0-15-19-15-30-15-26 0-59 0-59-15 0-3 11-33 15-52 11-59 29-123 41-171 14 22 52 67 119 67 142 0 298-153 298-324 0-138-93-194-175-194-71 0-131 48-164 82-19-67-82-82-119-82-45 0-71 30-90 60-22 41-41 108-41 115 0 15 15 15 19 15 15 0 18-4 26-33 18-68 37-123 82-123 33 0 41 22 41 55 0 12-4 27-4 34zM306 138c67-90 123-104 160-104 45 0 86 33 86 111 0 45-26 164-60 231-29 56-85 112-145 112-82 0-101-89-101-100 0-4 0-15 0-19z">
            <text:p/>
          </draw:path>
          <draw:path draw:style-name="gr3" draw:text-style-name="P3" draw:layer="layout" svg:width="0.23cm" svg:height="0.428cm" svg:x="12.927cm" svg:y="1.925cm" svg:viewBox="0 0 231 429" svg:d="M224 78c0 0 7-18 7-30 0-29-26-48-52-48-34 0-45 26-48 37l-127 358c-4 11-4 11-4 15 0 11 34 19 37 19 8 0 8-4 11-12z">
            <text:p/>
          </draw:path>
        </draw:g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22cm" fo:margin-bottom="0cm" fo:text-indent="0cm"/>
      <style:text-properties fo:font-size="22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41cm" fo:margin-bottom="0cm" fo:text-indent="0cm"/>
      <style:text-properties fo:font-size="19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6cm" fo:margin-bottom="0cm" fo:text-indent="0cm"/>
      <style:text-properties fo:font-size="16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8cm" fo:margin-bottom="0cm" fo:text-indent="0cm"/>
      <style:text-properties fo:font-size="16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8cm" fo:margin-bottom="0cm" fo:text-indent="0cm"/>
      <style:text-properties fo:font-size="16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8cm" fo:margin-bottom="0cm" fo:text-indent="0cm"/>
      <style:text-properties fo:font-size="16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8cm" fo:margin-bottom="0cm" fo:text-indent="0cm"/>
      <style:text-properties fo:font-size="16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8cm" fo:margin-bottom="0cm" fo:text-indent="0cm"/>
      <style:text-properties fo:font-size="16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799999237060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2.82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4.544cm" svg:x="1cm" svg:y="4cm"/>
      <draw:page-thumbnail draw:layer="backgroundobjects" svg:width="8.999cm" svg:height="4.544cm" svg:x="1cm" svg:y="12.576cm"/>
      <draw:page-thumbnail draw:layer="backgroundobjects" svg:width="8.999cm" svg:height="4.544cm" svg:x="1cm" svg:y="21.152cm"/>
      <draw:page-thumbnail draw:layer="backgroundobjects" svg:width="8.999cm" svg:height="4.544cm" svg:x="11cm" svg:y="4cm"/>
      <draw:page-thumbnail draw:layer="backgroundobjects" svg:width="8.999cm" svg:height="4.544cm" svg:x="11cm" svg:y="12.576cm"/>
      <draw:page-thumbnail draw:layer="backgroundobjects" svg:width="8.999cm" svg:height="4.544cm" svg:x="11cm" svg:y="21.152cm"/>
    </style:handout-master>
    <style:master-page style:name="Default" style:page-layout-name="PM1" draw:style-name="Mdp1">
      <draw:frame presentation:style-name="Default-title" draw:layer="backgroundobjects" svg:width="22.86cm" svg:height="2.139cm" svg:x="1.27cm" svg:y="0.509cm" presentation:class="title" presentation:placeholder="true">
        <draw:text-box/>
      </draw:frame>
      <draw:frame presentation:style-name="Default-outline1" draw:layer="backgroundobjects" svg:width="22.86cm" svg:height="7.438cm" svg:x="1.27cm" svg:y="2.998cm" presentation:class="outline" presentation:placeholder="true">
        <draw:text-box/>
      </draw:frame>
      <draw:frame presentation:style-name="Mpr1" draw:text-style-name="MP2" draw:layer="backgroundobjects" svg:width="5.918cm" svg:height="0.884cm" svg:x="1.27cm" svg:y="11.682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05cm" svg:height="0.884cm" svg:x="8.681cm" svg:y="11.682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5.918cm" svg:height="0.884cm" svg:x="18.207cm" svg:y="11.682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9T19:30:24.246965982</meta:creation-date>
    <dc:date>2020-05-19T19:55:13.765810945</dc:date>
    <meta:editing-duration>PT39S</meta:editing-duration>
    <meta:editing-cycles>1</meta:editing-cycles>
    <meta:document-statistic meta:object-count="69"/>
    <meta:generator>LibreOffice/6.0.7.3$Linux_X86_64 LibreOffice_project/00m0$Build-3</meta:generator>
  </office:meta>
</office:document-meta>
</file>